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7C9F2ABB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834cm, 2.47cm, 12.64cm, 5.993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63cm" svg:height="21.199cm" svg:x="0.892cm" svg:y="2.292cm">
          <draw:image xlink:href="Pictures/10000000000005E8000007E07C9F2ABB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4-22T11:51:02.304354737</dc:date>
    <meta:editing-duration>PT3M35S</meta:editing-duration>
    <meta:editing-cycles>6</meta:editing-cycles>
    <meta:generator>LibreOffice/24.2.2.2$MacOSX_AARCH64 LibreOffice_project/d56cc158d8a96260b836f100ef4b4ef25d6f1a01</meta:generator>
    <meta:document-statistic meta:object-count="1"/>
  </office:meta>
</office:document-meta>
</file>